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P5" style:family="paragraph" style:parent-style-name="Quotations">
      <style:paragraph-properties fo:margin-left="1cm" fo:margin-right="1cm" fo:text-indent="0cm" style:auto-text-indent="false"/>
    </style:style>
    <style:style style:name="P6" style:family="paragraph" style:parent-style-name="Preformatted_20_Text">
      <style:paragraph-properties fo:margin-left="0cm" fo:margin-right="0cm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yecto 2: Katas JavaScript</text:h>
      <text:p text:style-name="P2">Este segundo proyecto consiste en completar, validar y entregar todos los ejercicios de JavaScript de los siguientes bloques:</text:p>
      <text:list text:style-name="L1">
        <text:list-item text:start-value="1">
          <text:p text:style-name="P3"><text:span text:style-name="Strong_20_Emphasis"><text:span text:style-name="T1">Ejercicios básicos y avanzados de JavaScript</text:span></text:span></text:p>
        </text:list-item>
        <text:list-item text:start-value="2">
          <text:p text:style-name="P3"><text:span text:style-name="Strong_20_Emphasis"><text:span text:style-name="T1">Ejercicios DOM</text:span></text:span></text:p>
        </text:list-item>
        <text:list-item text:start-value="3">
          <text:p text:style-name="P4"><text:span text:style-name="Strong_20_Emphasis"><text:span text:style-name="T1">Ejercicios ES6+ y asincronía</text:span></text:span></text:p>
        </text:list-item>
      </text:list>
      <text:p text:style-name="P2">El resto de contenido como los retos, ejemplos y prácticas guiadas no son entregables.</text:p>
      <text:p text:style-name="P5">Una vez terminado tendréis que enviar el proyecto a <text:a xlink:type="simple" xlink:href="mailto:antonio.rosales@thepower.education" text:style-name="Internet_20_link" text:visited-style-name="Visited_20_Internet_20_Link">antonio.rosales@thepower.education</text:a> con el asunto <text:span text:style-name="Strong_20_Emphasis"><text:span text:style-name="T1">Proyecto 2: Katas JavaScript - Vuestro nombre</text:span></text:span> y en el cuerpo del correo el <text:span text:style-name="Strong_20_Emphasis"><text:span text:style-name="T1">link</text:span></text:span> de un <text:span text:style-name="Strong_20_Emphasis"><text:span text:style-name="T1">repositorio de GitHub</text:span></text:span>.</text:p>
      <text:p text:style-name="P2">Se pueden organizar los bloques de ejercicios por carpetas y, en el caso de tener carpetas adicionales como en los ejercicios de DOM (con html y js) ordenarlo de la manera más entendible posible.</text:p>
      <text:p text:style-name="P2">No se aceptarán ficheros sueltos adjuntos en el correo electrónico ni similares, solamente un link de GitHub. <text:span text:style-name="Strong_20_Emphasis"><text:span text:style-name="T1">Importante</text:span></text:span>: este proyecto, al igual que el resto, tiene que tener su propio repositorio. Cada proyecto debe tener su repositorio individual, en este caso, un repositorio con dos ficheros (html y css).</text:p>
      <text:p text:style-name="P2">El repositorio debe de estar en <text:span text:style-name="Strong_20_Emphasis"><text:span text:style-name="T1">público.</text:span></text:span></text:p>
      <text:p text:style-name="P2"><text:span text:style-name="Strong_20_Emphasis"><text:span text:style-name="T1">Este es un ejemplo de estructura para el repositorio:</text:span></text:span></text:p>
      <text:p text:style-name="P6">proyecto2-katas-javascript (nombre del repositorio)</text:p>
      <text:p text:style-name="P6">├── 📁 ejercicios-basicos-avanzados/</text:p>
      <text:p text:style-name="P6">│ <text:s text:c="2"/>├── 📄 ejercicio-01.js</text:p>
      <text:p text:style-name="P6">│ <text:s text:c="2"/>├── 📄 ejercicio-02.js</text:p>
      <text:p text:style-name="P6">│ <text:s text:c="2"/>├── 📄 ejercicio-03.js</text:p>
      <text:p text:style-name="P6">│ <text:s text:c="2"/>└── … <text:s/></text:p>
      <text:p text:style-name="P6">├── 📁 ejercicios-dom/</text:p>
      <text:p text:style-name="P6">│ <text:s text:c="2"/>├── 📁 ejercicio-01/</text:p>
      <text:p text:style-name="P6">│ <text:s text:c="2"/>│ <text:s text:c="2"/>├── 📄 index.html</text:p>
      <text:p text:style-name="P6">│ <text:s text:c="2"/>│ <text:s text:c="2"/>└── 📄 script.js</text:p>
      <text:p text:style-name="P6">│ <text:s text:c="2"/>├── 📁 ejercicio-02/</text:p>
      <text:p text:style-name="P6">│ <text:s text:c="2"/>│ <text:s text:c="2"/>├── 📄 index.html</text:p>
      <text:p text:style-name="P6">│ <text:s text:c="2"/>│ <text:s text:c="2"/>└── 📄 script.js</text:p>
      <text:p text:style-name="P6">│ <text:s text:c="2"/>└── … <text:s/></text:p>
      <text:p text:style-name="P6">└── 📁 ejercicios-es6-asincronia/</text:p>
      <text:p text:style-name="P6"><text:s text:c="4"/>├── 📄 ejercicio-01.js</text:p>
      <text:p text:style-name="P6"><text:s text:c="4"/>├── 📄 ejercicio-02.js</text:p>
      <text:p text:style-name="P6"><text:s text:c="4"/>├── 📄 ejercicio-03.js</text:p>
      <text:p text:style-name="P7"><text:s text:c="4"/>└── … 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1T14:55:37.674701200</meta:creation-date>
    <dc:date>2025-07-21T14:56:06.574469000</dc:date>
    <meta:editing-duration>PT29S</meta:editing-duration>
    <meta:editing-cycles>1</meta:editing-cycles>
    <meta:document-statistic meta:table-count="0" meta:image-count="0" meta:object-count="0" meta:page-count="1" meta:paragraph-count="30" meta:word-count="253" meta:character-count="1597" meta:non-whitespace-character-count="1325"/>
    <meta:generator>LibreOffice/25.2.4.3$Windows_X86_64 LibreOffice_project/33e196637044ead23f5c3226cde09b47731f7e27</meta:generator>
  </office:meta>
</office:document-meta>
</file>